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Message.TextMessage( CharSequence payload ,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Message.TextMessage( byte [ ]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Message.toStringPay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Message.as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Message.TextMessage( CharSequence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Message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